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0.903cm" fo:break-before="auto" style:use-optimal-row-height="true"/>
    </style:style>
    <style:style style:name="ro31" style:family="table-row">
      <style:table-row-properties style:row-height="1.328cm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7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0" office:value-type="string">
            <text:p>Lyran Alliance</text:p>
          </table:table-cell>
          <table:table-cell table:style-name="ce40" table:number-columns-spanned="16" table:number-rows-spanned="1"/>
          <table:covered-table-cell table:number-columns-repeated="12" table:style-name="ce40"/>
          <table:covered-table-cell table:number-columns-repeated="2" table:style-name="ce15"/>
          <table:covered-table-cell table:style-name="ce40"/>
          <table:table-cell table:style-name="ce4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0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table:style-name="ce39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table:style-name="ce39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1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1" office:value-type="string">
            <text:p>Free Worlds Leagu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30">
          <table:table-cell table:style-name="ce3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020-07-26</text:date>, <text:time>13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6T13:18:06.32</dc:date>
    <meta:editing-duration>P33DT2H57M3S</meta:editing-duration>
    <meta:editing-cycles>163</meta:editing-cycles>
    <meta:generator>OpenOffice/4.1.7$Win32 OpenOffice.org_project/417m1$Build-9800</meta:generator>
    <meta:document-statistic meta:table-count="10" meta:cell-count="2487" meta:object-count="0"/>
  </office:meta>
</office:document-meta>
</file>